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0pt" fo:font-weight="bold" fo:background-color="#e0e0e0" style:font-size-asian="10pt" style:font-weight-asian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font-size-asian="10pt"/>
    </style:style>
    <style:style style:name="T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7f0055" style:font-name="Monospace" fo:font-size="10pt" fo:font-weight="bold" fo:background-color="#e0e0e0" loext:char-shading-value="0" style:font-size-asian="10pt" style:font-weight-asian="bold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fo:color="#7f0055" style:text-underline-style="solid" style:text-underline-width="auto" style:text-underline-color="font-color" fo:font-weight="bold" style:font-weight-asian="bold"/>
    </style:style>
    <style:style style:name="T10" style:family="text">
      <style:text-properties fo:color="#000000" style:font-name="Monospace" fo:font-size="10pt" fo:background-color="#e0e0e0" loext:char-shading-value="0" style:font-size-asian="10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Monospace" fo:font-size="10pt" style:text-underline-style="solid" style:text-underline-width="auto" style:text-underline-color="font-color" style:font-size-asian="10pt" fo:background-color="#d4d4d4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fo:font-weight="bold" style:font-size-asian="10pt" style:font-weight-asian="bold"/>
    </style:style>
    <style:style style:name="T18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color="#2a00ff" style:font-name="Monospace" fo:font-size="10pt" style:font-size-asian="10pt"/>
    </style:style>
    <style:style style:name="T21" style:family="text">
      <style:text-properties fo:color="#2a00ff" style:text-underline-style="solid" style:text-underline-width="auto" style:text-underline-color="font-color"/>
    </style:style>
    <style:style style:name="T22" style:family="text">
      <style:text-properties fo:color="#0000c0" style:font-name="Monospace" fo:font-size="10pt" fo:font-style="italic" style:font-size-asian="10pt" style:font-style-asian="italic"/>
    </style:style>
    <style:style style:name="T23" style:family="text">
      <style:text-properties fo:color="#0000c0" style:font-name="Monospace" fo:font-size="10pt" fo:font-style="italic" style:font-size-asian="10pt" style:font-style-asian="italic"/>
    </style:style>
    <style:style style:name="T24" style:family="text">
      <style:text-properties fo:color="#0000c0" style:font-name="Monospace" fo:font-size="10pt" style:font-size-asian="10pt"/>
    </style:style>
    <style:style style:name="T25" style:family="text">
      <style:text-properties fo:color="#0000c0" style:font-name="Monospace" fo:font-size="10pt" style:font-size-asian="10pt"/>
    </style:style>
    <style:style style:name="T26" style:family="text">
      <style:text-properties fo:color="#005032" style:font-name="Monospace" fo:font-size="10pt" style:font-size-asian="10pt"/>
    </style:style>
    <style:style style:name="T27" style:family="text">
      <style:text-properties fo:color="#005032" style:font-name="Monospace" fo:font-size="10pt" style:font-size-asian="10pt"/>
    </style:style>
    <style:style style:name="T2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#include</text:span><text:span text:style-name="T28"> </text:span><text:span text:style-name="T21">&lt;math.h&gt;</text:span></text:p>
      <text:p text:style-name="P5"><text:span text:style-name="T6">#include</text:span><text:span text:style-name="T11"> </text:span><text:span text:style-name="T19">&lt;ros_dubinspath_topic/dubinspath_node.h&gt;</text:span></text:p>
      <text:p text:style-name="P4"/>
      <text:p text:style-name="P4"/>
      <text:p text:style-name="P5"><text:span text:style-name="T15">ros</text:span><text:span text:style-name="T13">::Subscriber</text:span><text:span text:style-name="T11"> *ros_dubinspath_sub_ptr;</text:span></text:p>
      <text:p text:style-name="P5"><text:span text:style-name="T13">ros::Publisher</text:span><text:span text:style-name="T11"> *pose_pub_ptr;</text:span></text:p>
      <text:p text:style-name="P4"/>
      <text:p text:style-name="P4"/>
      <text:p text:style-name="P5"><text:span text:style-name="T6">int</text:span><text:span text:style-name="T11"> </text:span><text:span text:style-name="T16">printConfiguration</text:span><text:span text:style-name="T11">(</text:span><text:span text:style-name="T6">double</text:span><text:span text:style-name="T11"> q[3], </text:span><text:span text:style-name="T6">double</text:span><text:span text:style-name="T11"> x, </text:span><text:span text:style-name="T6">void</text:span><text:span text:style-name="T11">* user_data)</text:span></text:p>
      <text:p text:style-name="P5"><text:span text:style-name="T11">{</text:span></text:p>
      <text:p text:style-name="P5"><text:span text:style-name="T11"><text:s text:c="4"/></text:span><text:span text:style-name="T13">ROS_INFO</text:span><text:span text:style-name="T11">(</text:span><text:span text:style-name="T19">"%f, %f, %f, %f\n"</text:span><text:span text:style-name="T11">, q[0], q[1], q[2], x);</text:span></text:p>
      <text:p text:style-name="P4"/>
      <text:p text:style-name="P4"/>
      <text:p text:style-name="P5"><text:span text:style-name="T11"><text:s text:c="4"/></text:span><text:span text:style-name="T13">geometry_msgs::Pose</text:span><text:span text:style-name="T11"> pose;</text:span></text:p>
      <text:p text:style-name="P5"><text:span text:style-name="T11"><text:s text:c="4"/><text:tab/> <text:s text:c="3"/>pose.</text:span><text:span text:style-name="T13">position</text:span><text:span text:style-name="T11">.</text:span><text:span text:style-name="T13">x</text:span><text:span text:style-name="T11">= q[0];</text:span></text:p>
      <text:p text:style-name="P5"><text:span text:style-name="T11"><text:s text:c="4"/><text:tab/> <text:s text:c="3"/>pose.</text:span><text:span text:style-name="T13">position</text:span><text:span text:style-name="T11">.</text:span><text:span text:style-name="T13">y</text:span><text:span text:style-name="T11">= q[1];</text:span></text:p>
      <text:p text:style-name="P5"><text:span text:style-name="T11"><text:s text:c="4"/><text:tab/> <text:s text:c="3"/>pose.</text:span><text:span text:style-name="T13">position</text:span><text:span text:style-name="T11">.</text:span><text:span text:style-name="T13">z</text:span><text:span text:style-name="T11">= q[2];</text:span></text:p>
      <text:p text:style-name="P4"/>
      <text:p text:style-name="P5"><text:span text:style-name="T11"><text:s text:c="4"/><text:tab/> <text:s text:c="3"/>pose_pub_ptr-&gt;</text:span><text:span text:style-name="T13">publish</text:span><text:span text:style-name="T11">(pose);</text:span></text:p>
      <text:p text:style-name="P5"><text:span text:style-name="T11"><text:s text:c="4"/></text:span><text:span text:style-name="T6">return</text:span><text:span text:style-name="T11"> 0;</text:span></text:p>
      <text:p text:style-name="P5"><text:span text:style-name="T11">}</text:span></text:p>
      <text:p text:style-name="P4"/>
      <text:p text:style-name="P5"><text:span text:style-name="T6">void</text:span><text:span text:style-name="T11"> </text:span><text:span text:style-name="T16">msgCallback</text:span><text:span text:style-name="T11">(</text:span><text:span text:style-name="T6">const</text:span><text:span text:style-name="T11"> </text:span><text:span text:style-name="T13">geometry_msgs::PoseConstPtr</text:span><text:span text:style-name="T11">&amp; msg)</text:span></text:p>
      <text:p text:style-name="P5"><text:span text:style-name="T11">{</text:span></text:p>
      <text:p text:style-name="P5"><text:span text:style-name="T11"><text:tab/></text:span><text:span text:style-name="T13">DubinsPath</text:span><text:span text:style-name="T11"> path;</text:span></text:p>
      <text:p text:style-name="P5"><text:span text:style-name="T11"><text:tab/></text:span><text:span text:style-name="T6">double</text:span><text:span text:style-name="T11"> q0[3];</text:span></text:p>
      <text:p text:style-name="P5"><text:span text:style-name="T11"><text:tab/></text:span><text:span text:style-name="T6">double</text:span><text:span text:style-name="T11"> q1[3];</text:span></text:p>
      <text:p text:style-name="P5"><text:span text:style-name="T11"><text:tab/></text:span><text:span text:style-name="T6">double</text:span><text:span text:style-name="T11"> rho;</text:span></text:p>
      <text:p text:style-name="P5"><text:span text:style-name="T11"><text:tab/>q0[0] = msg-&gt;</text:span><text:span text:style-name="T13">position</text:span><text:span text:style-name="T11">.</text:span><text:span text:style-name="T13">x</text:span><text:span text:style-name="T11">;</text:span></text:p>
      <text:p text:style-name="P5"><text:span text:style-name="T11"><text:tab/>q0[1] = msg-&gt;</text:span><text:span text:style-name="T13">position</text:span><text:span text:style-name="T11">.</text:span><text:span text:style-name="T13">y</text:span><text:span text:style-name="T11">;</text:span></text:p>
      <text:p text:style-name="P5"><text:span text:style-name="T11"><text:tab/>q0[2] = msg-&gt;</text:span><text:span text:style-name="T13">position</text:span><text:span text:style-name="T11">.</text:span><text:span text:style-name="T13">z</text:span><text:span text:style-name="T11">;</text:span></text:p>
      <text:p text:style-name="P5"><text:span text:style-name="T11"><text:tab/>q1[0] = msg-&gt;</text:span><text:span text:style-name="T13">orientation</text:span><text:span text:style-name="T11">.</text:span><text:span text:style-name="T13">x</text:span><text:span text:style-name="T11">;</text:span></text:p>
      <text:p text:style-name="P5"><text:span text:style-name="T11"><text:tab/>q1[1] = msg-&gt;</text:span><text:span text:style-name="T13">orientation</text:span><text:span text:style-name="T11">.</text:span><text:span text:style-name="T13">y</text:span><text:span text:style-name="T11">;</text:span></text:p>
      <text:p text:style-name="P5"><text:span text:style-name="T11"><text:tab/>q1[2] = msg-&gt;</text:span><text:span text:style-name="T13">orientation</text:span><text:span text:style-name="T11">.</text:span><text:span text:style-name="T13">z</text:span><text:span text:style-name="T11">;</text:span></text:p>
      <text:p text:style-name="P5"><text:span text:style-name="T11"><text:tab/>rho = msg-&gt;</text:span><text:span text:style-name="T13">orientation</text:span><text:span text:style-name="T11">.</text:span><text:span text:style-name="T13">w</text:span><text:span text:style-name="T11">;</text:span></text:p>
      <text:p text:style-name="P4"/>
      <text:p text:style-name="P5"><text:span text:style-name="T11"><text:tab/> <text:s text:c="3"/></text:span><text:span text:style-name="T13">dubins_shortest_path</text:span><text:span text:style-name="T11">( &amp;path, q0, q1, rho);</text:span></text:p>
      <text:p text:style-name="P5"><text:span text:style-name="T11"><text:tab/> <text:s text:c="3"/></text:span><text:span text:style-name="T13">dubins_path_sample_many</text:span><text:span text:style-name="T11">( &amp;path, 0.1, printConfiguration, </text:span><text:span text:style-name="T13">NULL</text:span><text:span text:style-name="T11">);</text:span></text:p>
      <text:p text:style-name="P4"/>
      <text:p text:style-name="P4"/>
      <text:p text:style-name="P5"><text:span text:style-name="T11">}</text:span></text:p>
      <text:p text:style-name="P4"/>
      <text:p text:style-name="P5"><text:span text:style-name="T6">typedef</text:span><text:span text:style-name="T11"> </text:span><text:span text:style-name="T6">enum</text:span></text:p>
      <text:p text:style-name="P5"><text:span text:style-name="T11">{</text:span></text:p>
      <text:p text:style-name="P5"><text:span text:style-name="T11"><text:s text:c="4"/></text:span><text:span text:style-name="T22">L_SEG</text:span><text:span text:style-name="T11"> = 0,</text:span></text:p>
      <text:p text:style-name="P5"><text:span text:style-name="T11"><text:s text:c="4"/></text:span><text:span text:style-name="T22">S_SEG</text:span><text:span text:style-name="T11"> = 1,</text:span></text:p>
      <text:p text:style-name="P5"><text:span text:style-name="T11"><text:s text:c="4"/></text:span><text:span text:style-name="T22">R_SEG</text:span><text:span text:style-name="T11"> = 2</text:span></text:p>
      <text:p text:style-name="P5"><text:span text:style-name="T11">} </text:span><text:span text:style-name="T26">SegmentType</text:span><text:span text:style-name="T11">;</text:span></text:p>
      <text:p text:style-name="P4"/>
      <text:p text:style-name="P5"><text:span text:style-name="T1">/* The segment types for each of the Path types */</text:span></text:p>
      <text:p text:style-name="P5"><text:span text:style-name="T6">const</text:span><text:span text:style-name="T11"> </text:span><text:span text:style-name="T26">SegmentType</text:span><text:span text:style-name="T11"> DIRDATA[][3] = {</text:span></text:p>
      <text:p text:style-name="P5"><text:span text:style-name="T11"><text:s text:c="4"/>{ </text:span><text:span text:style-name="T22">L_SEG</text:span><text:span text:style-name="T11">, </text:span><text:span text:style-name="T22">S_SEG</text:span><text:span text:style-name="T11">, </text:span><text:span text:style-name="T22">L_SEG</text:span><text:span text:style-name="T11"> },</text:span></text:p>
      <text:p text:style-name="P5"><text:span text:style-name="T11"><text:s text:c="4"/>{ </text:span><text:span text:style-name="T22">L_SEG</text:span><text:span text:style-name="T11">, </text:span><text:span text:style-name="T22">S_SEG</text:span><text:span text:style-name="T11">, </text:span><text:span text:style-name="T22">R_SEG</text:span><text:span text:style-name="T11"> },</text:span></text:p>
      <text:p text:style-name="P5"><text:span text:style-name="T11"><text:s text:c="4"/>{ </text:span><text:span text:style-name="T22">R_SEG</text:span><text:span text:style-name="T11">, </text:span><text:span text:style-name="T22">S_SEG</text:span><text:span text:style-name="T11">, </text:span><text:span text:style-name="T22">L_SEG</text:span><text:span text:style-name="T11"> },</text:span></text:p>
      <text:p text:style-name="P5"><text:span text:style-name="T11"><text:s text:c="4"/>{ </text:span><text:span text:style-name="T22">R_SEG</text:span><text:span text:style-name="T11">, </text:span><text:span text:style-name="T22">S_SEG</text:span><text:span text:style-name="T11">, </text:span><text:span text:style-name="T22">R_SEG</text:span><text:span text:style-name="T11"> },</text:span></text:p>
      <text:p text:style-name="P5"><text:span text:style-name="T11"><text:s text:c="4"/>{ </text:span><text:span text:style-name="T22">R_SEG</text:span><text:span text:style-name="T11">, </text:span><text:span text:style-name="T22">L_SEG</text:span><text:span text:style-name="T11">, </text:span><text:span text:style-name="T22">R_SEG</text:span><text:span text:style-name="T11"> },</text:span></text:p>
      <text:p text:style-name="P5"><text:span text:style-name="T11"><text:s text:c="4"/>{ </text:span><text:span text:style-name="T22">L_SEG</text:span><text:span text:style-name="T11">, </text:span><text:span text:style-name="T22">R_SEG</text:span><text:span text:style-name="T11">, </text:span><text:span text:style-name="T22">L_SEG</text:span><text:span text:style-name="T11"> }</text:span></text:p>
      <text:p text:style-name="P5"><text:span text:style-name="T11">};</text:span></text:p>
      <text:p text:style-name="P4"><text:soft-page-break/></text:p>
      <text:p text:style-name="P5"><text:span text:style-name="T6">typedef</text:span><text:span text:style-name="T11"> </text:span><text:span text:style-name="T6">struct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</text:span><text:span text:style-name="T24">alpha</text:span><text:span text:style-name="T11">;</text:span></text:p>
      <text:p text:style-name="P5"><text:span text:style-name="T11"><text:s text:c="4"/></text:span><text:span text:style-name="T6">double</text:span><text:span text:style-name="T11"> </text:span><text:span text:style-name="T24">beta</text:span><text:span text:style-name="T11">;</text:span></text:p>
      <text:p text:style-name="P5"><text:span text:style-name="T11"><text:s text:c="4"/></text:span><text:span text:style-name="T6">double</text:span><text:span text:style-name="T11"> </text:span><text:span text:style-name="T24">d</text:span><text:span text:style-name="T11">;</text:span></text:p>
      <text:p text:style-name="P5"><text:span text:style-name="T11"><text:s text:c="4"/></text:span><text:span text:style-name="T6">double</text:span><text:span text:style-name="T11"> </text:span><text:span text:style-name="T24">sa</text:span><text:span text:style-name="T11">;</text:span></text:p>
      <text:p text:style-name="P5"><text:span text:style-name="T11"><text:s text:c="4"/></text:span><text:span text:style-name="T6">double</text:span><text:span text:style-name="T11"> </text:span><text:span text:style-name="T24">sb</text:span><text:span text:style-name="T11">;</text:span></text:p>
      <text:p text:style-name="P5"><text:span text:style-name="T11"><text:s text:c="4"/></text:span><text:span text:style-name="T6">double</text:span><text:span text:style-name="T11"> </text:span><text:span text:style-name="T24">ca</text:span><text:span text:style-name="T11">;</text:span></text:p>
      <text:p text:style-name="P5"><text:span text:style-name="T11"><text:s text:c="4"/></text:span><text:span text:style-name="T6">double</text:span><text:span text:style-name="T11"> </text:span><text:span text:style-name="T24">cb</text:span><text:span text:style-name="T11">;</text:span></text:p>
      <text:p text:style-name="P5"><text:span text:style-name="T11"><text:s text:c="4"/></text:span><text:span text:style-name="T6">double</text:span><text:span text:style-name="T11"> </text:span><text:span text:style-name="T24">c_ab</text:span><text:span text:style-name="T11">;</text:span></text:p>
      <text:p text:style-name="P5"><text:span text:style-name="T11"><text:s text:c="4"/></text:span><text:span text:style-name="T6">double</text:span><text:span text:style-name="T11"> </text:span><text:span text:style-name="T24">d_sq</text:span><text:span text:style-name="T11">;</text:span></text:p>
      <text:p text:style-name="P5"><text:span text:style-name="T11">} </text:span><text:span text:style-name="T26">DubinsIntermediateResults</text:span><text:span text:style-name="T11">;</text:span></text:p>
      <text:p text:style-name="P4"/>
      <text:p text:style-name="P4"/>
      <text:p text:style-name="P5"><text:span text:style-name="T6">int</text:span><text:span text:style-name="T11"> </text:span><text:span text:style-name="T16">dubins_word</text:span><text:span text:style-name="T11">(</text:span><text:span text:style-name="T26">DubinsIntermediateResults</text:span><text:span text:style-name="T11">* in, </text:span><text:span text:style-name="T13">DubinsPathType</text:span><text:span text:style-name="T11"> pathType, </text:span><text:span text:style-name="T6">double</text:span><text:span text:style-name="T11"> out[3]);</text:span></text:p>
      <text:p text:style-name="P5"><text:span text:style-name="T6">int</text:span><text:span text:style-name="T11"> </text:span><text:span text:style-name="T16">dubins_intermediate_results</text:span><text:span text:style-name="T11">(</text:span><text:span text:style-name="T26">DubinsIntermediateResults</text:span><text:span text:style-name="T11">* in, </text:span><text:span text:style-name="T6">double</text:span><text:span text:style-name="T11"> q0[3], </text:span><text:span text:style-name="T6">double</text:span><text:span text:style-name="T11"> q1[3], </text:span><text:span text:style-name="T6">double</text:span><text:span text:style-name="T11"> rho);</text:span></text:p>
      <text:p text:style-name="P4"/>
      <text:p text:style-name="P5"><text:span text:style-name="T1">/**</text:span></text:p>
      <text:p text:style-name="P5"><text:span text:style-name="T1"><text:s/>* Floating point modulus suitable for rings</text:span></text:p>
      <text:p text:style-name="P5"><text:span text:style-name="T1"><text:s/>*</text:span></text:p>
      <text:p text:style-name="P5"><text:span text:style-name="T1"><text:s/>* </text:span><text:span text:style-name="T3">fmod</text:span><text:span text:style-name="T1"> doesn't behave correctly for angular quantities, this function does</text:span></text:p>
      <text:p text:style-name="P5"><text:span text:style-name="T1"><text:s/>*/</text:span></text:p>
      <text:p text:style-name="P5"><text:span text:style-name="T6">double</text:span><text:span text:style-name="T11"> </text:span><text:span text:style-name="T16">fmodr</text:span><text:span text:style-name="T11">( </text:span><text:span text:style-name="T6">double</text:span><text:span text:style-name="T11"> x, </text:span><text:span text:style-name="T6">double</text:span><text:span text:style-name="T11"> y)</text:span></text:p>
      <text:p text:style-name="P5"><text:span text:style-name="T11">{</text:span></text:p>
      <text:p text:style-name="P5"><text:span text:style-name="T11"><text:s text:c="4"/></text:span><text:span text:style-name="T6">return</text:span><text:span text:style-name="T11"> x - y*</text:span><text:span text:style-name="T13">floor</text:span><text:span text:style-name="T11">(x/y);</text:span></text:p>
      <text:p text:style-name="P5"><text:span text:style-name="T11">}</text:span></text:p>
      <text:p text:style-name="P4"/>
      <text:p text:style-name="P5"><text:span text:style-name="T6">double</text:span><text:span text:style-name="T11"> </text:span><text:span text:style-name="T16">mod2pi</text:span><text:span text:style-name="T11">( </text:span><text:span text:style-name="T6">double</text:span><text:span text:style-name="T11"> theta )</text:span></text:p>
      <text:p text:style-name="P5"><text:span text:style-name="T11">{</text:span></text:p>
      <text:p text:style-name="P5"><text:span text:style-name="T11"><text:s text:c="4"/></text:span><text:span text:style-name="T6">return</text:span><text:span text:style-name="T11"> </text:span><text:span text:style-name="T13">fmodr</text:span><text:span text:style-name="T11">( theta, 2 * </text:span><text:span text:style-name="T13">M_PI</text:span><text:span text:style-name="T11"> )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shortest_path</text:span><text:span text:style-name="T11">(</text:span><text:span text:style-name="T13">DubinsPath</text:span><text:span text:style-name="T11">* path, </text:span><text:span text:style-name="T6">double</text:span><text:span text:style-name="T11"> q0[3], </text:span><text:span text:style-name="T6">double</text:span><text:span text:style-name="T11"> q1[3], </text:span><text:span text:style-name="T6">double</text:span><text:span text:style-name="T11"> rho)</text:span></text:p>
      <text:p text:style-name="P5"><text:span text:style-name="T11">{</text:span></text:p>
      <text:p text:style-name="P5"><text:span text:style-name="T11"><text:s text:c="4"/></text:span><text:span text:style-name="T6">int</text:span><text:span text:style-name="T11"> i, errcode;</text:span></text:p>
      <text:p text:style-name="P5"><text:span text:style-name="T11"><text:s text:c="4"/></text:span><text:span text:style-name="T26">DubinsIntermediateResults</text:span><text:span text:style-name="T11"> in;</text:span></text:p>
      <text:p text:style-name="P5"><text:span text:style-name="T11"><text:s text:c="4"/></text:span><text:span text:style-name="T6">double</text:span><text:span text:style-name="T11"> params[3];</text:span></text:p>
      <text:p text:style-name="P5"><text:span text:style-name="T11"><text:s text:c="4"/></text:span><text:span text:style-name="T6">double</text:span><text:span text:style-name="T11"> cost;</text:span></text:p>
      <text:p text:style-name="P5"><text:span text:style-name="T11"><text:s text:c="4"/></text:span><text:span text:style-name="T6">double</text:span><text:span text:style-name="T11"> best_cost = </text:span><text:span text:style-name="T13">INFINITY</text:span><text:span text:style-name="T11">;</text:span></text:p>
      <text:p text:style-name="P5"><text:span text:style-name="T11"><text:s text:c="4"/></text:span><text:span text:style-name="T6">int</text:span><text:span text:style-name="T11"> best_word = -1;</text:span></text:p>
      <text:p text:style-name="P5"><text:span text:style-name="T11"><text:s text:c="4"/>errcode = dubins_intermediate_results(&amp;in, q0, q1, rho);</text:span></text:p>
      <text:p text:style-name="P5"><text:span text:style-name="T11"><text:s text:c="4"/></text:span><text:span text:style-name="T6">if</text:span><text:span text:style-name="T11">(errcode != </text:span><text:span text:style-name="T13">EDUBOK</text:span><text:span text:style-name="T11">) {</text:span></text:p>
      <text:p text:style-name="P5"><text:span text:style-name="T11"><text:s text:c="8"/></text:span><text:span text:style-name="T6">return</text:span><text:span text:style-name="T11"> errcode;</text:span></text:p>
      <text:p text:style-name="P5"><text:span text:style-name="T11"><text:s text:c="4"/>}</text:span></text:p>
      <text:p text:style-name="P4"/>
      <text:p text:style-name="P4"/>
      <text:p text:style-name="P5"><text:span text:style-name="T11"><text:s text:c="4"/>path-&gt;</text:span><text:span text:style-name="T13">qi</text:span><text:span text:style-name="T11">[0] = q0[0];</text:span></text:p>
      <text:p text:style-name="P5"><text:span text:style-name="T11"><text:s text:c="4"/>path-&gt;</text:span><text:span text:style-name="T13">qi</text:span><text:span text:style-name="T11">[1] = q0[1];</text:span></text:p>
      <text:p text:style-name="P5"><text:span text:style-name="T11"><text:s text:c="4"/>path-&gt;</text:span><text:span text:style-name="T13">qi</text:span><text:span text:style-name="T11">[2] = q0[2];</text:span></text:p>
      <text:p text:style-name="P5"><text:span text:style-name="T11"><text:s text:c="4"/>path-&gt;</text:span><text:span text:style-name="T13">rho</text:span><text:span text:style-name="T11"> = rho;</text:span></text:p>
      <text:p text:style-name="P4"><text:soft-page-break/></text:p>
      <text:p text:style-name="P5"><text:span text:style-name="T11"><text:s text:c="4"/></text:span><text:span text:style-name="T6">for</text:span><text:span text:style-name="T11">( i = 0; i &lt; 6; i++ ) {</text:span></text:p>
      <text:p text:style-name="P5"><text:span text:style-name="T11"><text:s text:c="8"/></text:span><text:span text:style-name="T13">DubinsPathType</text:span><text:span text:style-name="T11"> pathType = (</text:span><text:span text:style-name="T13">DubinsPathType</text:span><text:span text:style-name="T11">)i;</text:span></text:p>
      <text:p text:style-name="P5"><text:span text:style-name="T11"><text:s text:c="8"/>errcode = dubins_word(&amp;in, pathType, params);</text:span></text:p>
      <text:p text:style-name="P5"><text:span text:style-name="T11"><text:s text:c="8"/></text:span><text:span text:style-name="T6">if</text:span><text:span text:style-name="T11">(errcode == </text:span><text:span text:style-name="T13">EDUBOK</text:span><text:span text:style-name="T11">) {</text:span></text:p>
      <text:p text:style-name="P5"><text:span text:style-name="T11"><text:s text:c="12"/>cost = params[0] + params[1] + params[2];</text:span></text:p>
      <text:p text:style-name="P5"><text:span text:style-name="T11"><text:s text:c="12"/></text:span><text:span text:style-name="T6">if</text:span><text:span text:style-name="T11">(cost &lt; best_cost) {</text:span></text:p>
      <text:p text:style-name="P5"><text:span text:style-name="T11"><text:s text:c="16"/>best_word = i;</text:span></text:p>
      <text:p text:style-name="P5"><text:span text:style-name="T11"><text:s text:c="16"/>best_cost = cost;</text:span></text:p>
      <text:p text:style-name="P5"><text:span text:style-name="T11"><text:s text:c="16"/>path-&gt;</text:span><text:span text:style-name="T13">param</text:span><text:span text:style-name="T11">[0] = params[0];</text:span></text:p>
      <text:p text:style-name="P5"><text:span text:style-name="T11"><text:s text:c="16"/>path-&gt;</text:span><text:span text:style-name="T13">param</text:span><text:span text:style-name="T11">[1] = params[1];</text:span></text:p>
      <text:p text:style-name="P5"><text:span text:style-name="T11"><text:s text:c="16"/>path-&gt;</text:span><text:span text:style-name="T13">param</text:span><text:span text:style-name="T11">[2] = params[2];</text:span></text:p>
      <text:p text:style-name="P5"><text:span text:style-name="T11"><text:s text:c="16"/>path-&gt;</text:span><text:span text:style-name="T13">type</text:span><text:span text:style-name="T11"> = pathType;</text:span></text:p>
      <text:p text:style-name="P5"><text:span text:style-name="T11"><text:s text:c="12"/>}</text:span></text:p>
      <text:p text:style-name="P5"><text:span text:style-name="T11"><text:s text:c="8"/>}</text:span></text:p>
      <text:p text:style-name="P5"><text:span text:style-name="T11"><text:s text:c="4"/>}</text:span></text:p>
      <text:p text:style-name="P5"><text:span text:style-name="T11"><text:s text:c="4"/></text:span><text:span text:style-name="T6">if</text:span><text:span text:style-name="T11">(best_word == -1) {</text:span></text:p>
      <text:p text:style-name="P5"><text:span text:style-name="T11"><text:s text:c="8"/></text:span><text:span text:style-name="T6">return</text:span><text:span text:style-name="T11"> </text:span><text:span text:style-name="T13">EDUBNOPATH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path</text:span><text:span text:style-name="T11">(</text:span><text:span text:style-name="T13">DubinsPath</text:span><text:span text:style-name="T11">* path, </text:span><text:span text:style-name="T6">double</text:span><text:span text:style-name="T11"> q0[3], </text:span><text:span text:style-name="T6">double</text:span><text:span text:style-name="T11"> q1[3], </text:span><text:span text:style-name="T6">double</text:span><text:span text:style-name="T11"> rho, </text:span><text:span text:style-name="T13">DubinsPathType</text:span><text:span text:style-name="T11"> pathType)</text:span></text:p>
      <text:p text:style-name="P5"><text:span text:style-name="T11">{</text:span></text:p>
      <text:p text:style-name="P5"><text:span text:style-name="T11"><text:s text:c="4"/></text:span><text:span text:style-name="T6">int</text:span><text:span text:style-name="T11"> errcode;</text:span></text:p>
      <text:p text:style-name="P5"><text:span text:style-name="T11"><text:s text:c="4"/></text:span><text:span text:style-name="T26">DubinsIntermediateResults</text:span><text:span text:style-name="T11"> in;</text:span></text:p>
      <text:p text:style-name="P5"><text:span text:style-name="T11"><text:s text:c="4"/>errcode = dubins_intermediate_results(&amp;in, q0, q1, rho);</text:span></text:p>
      <text:p text:style-name="P5"><text:span text:style-name="T11"><text:s text:c="4"/></text:span><text:span text:style-name="T6">if</text:span><text:span text:style-name="T11">(errcode == </text:span><text:span text:style-name="T13">EDUBOK</text:span><text:span text:style-name="T11">) {</text:span></text:p>
      <text:p text:style-name="P5"><text:span text:style-name="T11"><text:s text:c="8"/></text:span><text:span text:style-name="T6">double</text:span><text:span text:style-name="T11"> params[3];</text:span></text:p>
      <text:p text:style-name="P5"><text:span text:style-name="T11"><text:s text:c="8"/>errcode = dubins_word(&amp;in, pathType, params);</text:span></text:p>
      <text:p text:style-name="P5"><text:span text:style-name="T11"><text:s text:c="8"/></text:span><text:span text:style-name="T6">if</text:span><text:span text:style-name="T11">(errcode == </text:span><text:span text:style-name="T13">EDUBOK</text:span><text:span text:style-name="T11">) {</text:span></text:p>
      <text:p text:style-name="P5"><text:span text:style-name="T11"><text:s text:c="12"/>path-&gt;</text:span><text:span text:style-name="T13">param</text:span><text:span text:style-name="T11">[0] = params[0];</text:span></text:p>
      <text:p text:style-name="P5"><text:span text:style-name="T11"><text:s text:c="12"/>path-&gt;</text:span><text:span text:style-name="T13">param</text:span><text:span text:style-name="T11">[1] = params[1];</text:span></text:p>
      <text:p text:style-name="P5"><text:span text:style-name="T11"><text:s text:c="12"/>path-&gt;</text:span><text:span text:style-name="T13">param</text:span><text:span text:style-name="T11">[2] = params[2];</text:span></text:p>
      <text:p text:style-name="P5"><text:span text:style-name="T11"><text:s text:c="12"/>path-&gt;</text:span><text:span text:style-name="T13">qi</text:span><text:span text:style-name="T11">[0] = q0[0];</text:span></text:p>
      <text:p text:style-name="P5"><text:span text:style-name="T11"><text:s text:c="12"/>path-&gt;</text:span><text:span text:style-name="T13">qi</text:span><text:span text:style-name="T11">[1] = q0[1];</text:span></text:p>
      <text:p text:style-name="P5"><text:span text:style-name="T11"><text:s text:c="12"/>path-&gt;</text:span><text:span text:style-name="T13">qi</text:span><text:span text:style-name="T11">[2] = q0[2];</text:span></text:p>
      <text:p text:style-name="P5"><text:span text:style-name="T11"><text:s text:c="12"/>path-&gt;</text:span><text:span text:style-name="T13">rho</text:span><text:span text:style-name="T11"> = rho;</text:span></text:p>
      <text:p text:style-name="P5"><text:span text:style-name="T11"><text:s text:c="12"/>path-&gt;</text:span><text:span text:style-name="T13">type</text:span><text:span text:style-name="T11"> = pathType;</text:span></text:p>
      <text:p text:style-name="P5"><text:span text:style-name="T11"><text:s text:c="8"/>}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errcode;</text:span></text:p>
      <text:p text:style-name="P5"><text:span text:style-name="T11">}</text:span></text:p>
      <text:p text:style-name="P4"/>
      <text:p text:style-name="P5"><text:span text:style-name="T6">double</text:span><text:span text:style-name="T11"> </text:span><text:span text:style-name="T16">dubins_path_length</text:span><text:span text:style-name="T11">( </text:span><text:span text:style-name="T13">DubinsPath</text:span><text:span text:style-name="T11">* path )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length = 0.;</text:span></text:p>
      <text:p text:style-name="P5"><text:span text:style-name="T11"><text:s text:c="4"/>length += path-&gt;</text:span><text:span text:style-name="T13">param</text:span><text:span text:style-name="T11">[0];</text:span></text:p>
      <text:p text:style-name="P5"><text:span text:style-name="T11"><text:s text:c="4"/>length += path-&gt;</text:span><text:span text:style-name="T13">param</text:span><text:span text:style-name="T11">[1];</text:span></text:p>
      <text:p text:style-name="P5"><text:span text:style-name="T11"><text:s text:c="4"/>length += path-&gt;</text:span><text:span text:style-name="T13">param</text:span><text:span text:style-name="T11">[2];</text:span></text:p>
      <text:p text:style-name="P5"><text:soft-page-break/><text:span text:style-name="T11"><text:s text:c="4"/>length = length * path-&gt;</text:span><text:span text:style-name="T13">rho</text:span><text:span text:style-name="T11">;</text:span></text:p>
      <text:p text:style-name="P5"><text:span text:style-name="T11"><text:s text:c="4"/></text:span><text:span text:style-name="T6">return</text:span><text:span text:style-name="T11"> length;</text:span></text:p>
      <text:p text:style-name="P5"><text:span text:style-name="T11">}</text:span></text:p>
      <text:p text:style-name="P4"/>
      <text:p text:style-name="P5"><text:span text:style-name="T6">double</text:span><text:span text:style-name="T11"> </text:span><text:span text:style-name="T16">dubins_segment_length</text:span><text:span text:style-name="T11">( </text:span><text:span text:style-name="T13">DubinsPath</text:span><text:span text:style-name="T11">* path, </text:span><text:span text:style-name="T6">int</text:span><text:span text:style-name="T11"> i )</text:span></text:p>
      <text:p text:style-name="P5"><text:span text:style-name="T11">{</text:span></text:p>
      <text:p text:style-name="P5"><text:span text:style-name="T11"><text:s text:c="4"/></text:span><text:span text:style-name="T6">if</text:span><text:span text:style-name="T11">( (i &lt; 0) || (i &gt; 2) )</text:span></text:p>
      <text:p text:style-name="P5"><text:span text:style-name="T11"><text:s text:c="4"/>{</text:span></text:p>
      <text:p text:style-name="P5"><text:span text:style-name="T11"><text:s text:c="8"/></text:span><text:span text:style-name="T6">return</text:span><text:span text:style-name="T11"> </text:span><text:span text:style-name="T13">INFINITY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path-&gt;</text:span><text:span text:style-name="T13">param</text:span><text:span text:style-name="T11">[i] * path-&gt;</text:span><text:span text:style-name="T13">rho</text:span><text:span text:style-name="T11">;</text:span></text:p>
      <text:p text:style-name="P5"><text:span text:style-name="T11">}</text:span></text:p>
      <text:p text:style-name="P4"/>
      <text:p text:style-name="P5"><text:span text:style-name="T6">double</text:span><text:span text:style-name="T11"> </text:span><text:span text:style-name="T16">dubins_segment_length_normalized</text:span><text:span text:style-name="T11">( </text:span><text:span text:style-name="T13">DubinsPath</text:span><text:span text:style-name="T11">* path, </text:span><text:span text:style-name="T6">int</text:span><text:span text:style-name="T11"> i )</text:span></text:p>
      <text:p text:style-name="P5"><text:span text:style-name="T11">{</text:span></text:p>
      <text:p text:style-name="P5"><text:span text:style-name="T11"><text:s text:c="4"/></text:span><text:span text:style-name="T6">if</text:span><text:span text:style-name="T11">( (i &lt; 0) || (i &gt; 2) )</text:span></text:p>
      <text:p text:style-name="P5"><text:span text:style-name="T11"><text:s text:c="4"/>{</text:span></text:p>
      <text:p text:style-name="P5"><text:span text:style-name="T11"><text:s text:c="8"/></text:span><text:span text:style-name="T6">return</text:span><text:span text:style-name="T11"> </text:span><text:span text:style-name="T13">INFINITY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path-&gt;</text:span><text:span text:style-name="T13">param</text:span><text:span text:style-name="T11">[i];</text:span></text:p>
      <text:p text:style-name="P5"><text:span text:style-name="T11">}</text:span></text:p>
      <text:p text:style-name="P4"/>
      <text:p text:style-name="P5"><text:span text:style-name="T13">DubinsPathType</text:span><text:span text:style-name="T11"> </text:span><text:span text:style-name="T16">dubins_path_type</text:span><text:span text:style-name="T11">( </text:span><text:span text:style-name="T13">DubinsPath</text:span><text:span text:style-name="T11">* path )</text:span></text:p>
      <text:p text:style-name="P5"><text:span text:style-name="T11">{</text:span></text:p>
      <text:p text:style-name="P5"><text:span text:style-name="T11"><text:s text:c="4"/></text:span><text:span text:style-name="T6">return</text:span><text:span text:style-name="T11"> path-&gt;</text:span><text:span text:style-name="T13">type</text:span><text:span text:style-name="T11">;</text:span></text:p>
      <text:p text:style-name="P5"><text:span text:style-name="T11">}</text:span></text:p>
      <text:p text:style-name="P4"/>
      <text:p text:style-name="P5"><text:span text:style-name="T6">void</text:span><text:span text:style-name="T11"> </text:span><text:span text:style-name="T16">dubins_segment</text:span><text:span text:style-name="T11">( </text:span><text:span text:style-name="T6">double</text:span><text:span text:style-name="T11"> t, </text:span><text:span text:style-name="T6">double</text:span><text:span text:style-name="T11"> qi[3], </text:span><text:span text:style-name="T6">double</text:span><text:span text:style-name="T11"> qt[3], </text:span><text:span text:style-name="T26">SegmentType</text:span><text:span text:style-name="T11"> type)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st = </text:span><text:span text:style-name="T13">sin</text:span><text:span text:style-name="T11">(qi[2]);</text:span></text:p>
      <text:p text:style-name="P5"><text:span text:style-name="T11"><text:s text:c="4"/></text:span><text:span text:style-name="T6">double</text:span><text:span text:style-name="T11"> ct = </text:span><text:span text:style-name="T13">cos</text:span><text:span text:style-name="T11">(qi[2]);</text:span></text:p>
      <text:p text:style-name="P5"><text:span text:style-name="T11"><text:s text:c="4"/></text:span><text:span text:style-name="T6">if</text:span><text:span text:style-name="T11">( type == </text:span><text:span text:style-name="T22">L_SEG</text:span><text:span text:style-name="T11"> ) {</text:span></text:p>
      <text:p text:style-name="P5"><text:span text:style-name="T11"><text:s text:c="8"/>qt[0] = +</text:span><text:span text:style-name="T13">sin</text:span><text:span text:style-name="T11">(qi[2]+t) - st;</text:span></text:p>
      <text:p text:style-name="P5"><text:span text:style-name="T11"><text:s text:c="8"/>qt[1] = -</text:span><text:span text:style-name="T13">cos</text:span><text:span text:style-name="T11">(qi[2]+t) + ct;</text:span></text:p>
      <text:p text:style-name="P5"><text:span text:style-name="T11"><text:s text:c="8"/>qt[2] = t;</text:span></text:p>
      <text:p text:style-name="P5"><text:span text:style-name="T11"><text:s text:c="4"/>}</text:span></text:p>
      <text:p text:style-name="P5"><text:span text:style-name="T11"><text:s text:c="4"/></text:span><text:span text:style-name="T6">else</text:span><text:span text:style-name="T11"> </text:span><text:span text:style-name="T6">if</text:span><text:span text:style-name="T11">( type == </text:span><text:span text:style-name="T22">R_SEG</text:span><text:span text:style-name="T11"> ) {</text:span></text:p>
      <text:p text:style-name="P5"><text:span text:style-name="T11"><text:s text:c="8"/>qt[0] = -</text:span><text:span text:style-name="T13">sin</text:span><text:span text:style-name="T11">(qi[2]-t) + st;</text:span></text:p>
      <text:p text:style-name="P5"><text:span text:style-name="T11"><text:s text:c="8"/>qt[1] = +</text:span><text:span text:style-name="T13">cos</text:span><text:span text:style-name="T11">(qi[2]-t) - ct;</text:span></text:p>
      <text:p text:style-name="P5"><text:span text:style-name="T11"><text:s text:c="8"/>qt[2] = -t;</text:span></text:p>
      <text:p text:style-name="P5"><text:span text:style-name="T11"><text:s text:c="4"/>}</text:span></text:p>
      <text:p text:style-name="P5"><text:span text:style-name="T11"><text:s text:c="4"/></text:span><text:span text:style-name="T6">else</text:span><text:span text:style-name="T11"> </text:span><text:span text:style-name="T6">if</text:span><text:span text:style-name="T11">( type == </text:span><text:span text:style-name="T22">S_SEG</text:span><text:span text:style-name="T11"> ) {</text:span></text:p>
      <text:p text:style-name="P5"><text:span text:style-name="T11"><text:s text:c="8"/>qt[0] = ct * t;</text:span></text:p>
      <text:p text:style-name="P5"><text:span text:style-name="T11"><text:s text:c="8"/>qt[1] = st * t;</text:span></text:p>
      <text:p text:style-name="P5"><text:span text:style-name="T11"><text:s text:c="8"/>qt[2] = 0.0;</text:span></text:p>
      <text:p text:style-name="P5"><text:span text:style-name="T11"><text:s text:c="4"/>}</text:span></text:p>
      <text:p text:style-name="P5"><text:span text:style-name="T11"><text:s text:c="4"/>qt[0] += qi[0];</text:span></text:p>
      <text:p text:style-name="P5"><text:span text:style-name="T11"><text:s text:c="4"/>qt[1] += qi[1];</text:span></text:p>
      <text:p text:style-name="P5"><text:span text:style-name="T11"><text:s text:c="4"/>qt[2] += qi[2]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path_sample</text:span><text:span text:style-name="T11">( </text:span><text:span text:style-name="T13">DubinsPath</text:span><text:span text:style-name="T11">* path, </text:span><text:span text:style-name="T6">double</text:span><text:span text:style-name="T11"> t, </text:span><text:span text:style-name="T6">double</text:span><text:span text:style-name="T11"> q[3] )</text:span></text:p>
      <text:p text:style-name="P5"><text:span text:style-name="T11">{</text:span></text:p>
      <text:p text:style-name="P5"><text:soft-page-break/><text:span text:style-name="T11"><text:s text:c="4"/></text:span><text:span text:style-name="T1">/* </text:span><text:span text:style-name="T3">tprime</text:span><text:span text:style-name="T1"> is the </text:span><text:span text:style-name="T3">normalised</text:span><text:span text:style-name="T1"> variant of the parameter t */</text:span></text:p>
      <text:p text:style-name="P5"><text:span text:style-name="T11"><text:s text:c="4"/></text:span><text:span text:style-name="T6">double</text:span><text:span text:style-name="T11"> tprime = t / path-&gt;</text:span><text:span text:style-name="T13">rho</text:span><text:span text:style-name="T11">;</text:span></text:p>
      <text:p text:style-name="P5"><text:span text:style-name="T11"><text:s text:c="4"/></text:span><text:span text:style-name="T6">double</text:span><text:span text:style-name="T11"> qi[3]; </text:span><text:span text:style-name="T1">/* The translated initial configuration */</text:span></text:p>
      <text:p text:style-name="P5"><text:span text:style-name="T11"><text:s text:c="4"/></text:span><text:span text:style-name="T6">double</text:span><text:span text:style-name="T11"> q1[3]; </text:span><text:span text:style-name="T1">/* end-of segment 1 */</text:span></text:p>
      <text:p text:style-name="P5"><text:span text:style-name="T11"><text:s text:c="4"/></text:span><text:span text:style-name="T6">double</text:span><text:span text:style-name="T11"> q2[3]; </text:span><text:span text:style-name="T1">/* end-of segment 2 */</text:span></text:p>
      <text:p text:style-name="P5"><text:span text:style-name="T11"><text:s text:c="4"/></text:span><text:span text:style-name="T6">const</text:span><text:span text:style-name="T11"> </text:span><text:span text:style-name="T26">SegmentType</text:span><text:span text:style-name="T11">* types = DIRDATA[path-&gt;</text:span><text:span text:style-name="T13">type</text:span><text:span text:style-name="T11">];</text:span></text:p>
      <text:p text:style-name="P5"><text:span text:style-name="T11"><text:s text:c="4"/></text:span><text:span text:style-name="T6">double</text:span><text:span text:style-name="T11"> p1, p2;</text:span></text:p>
      <text:p text:style-name="P4"/>
      <text:p text:style-name="P5"><text:span text:style-name="T11"><text:s text:c="4"/></text:span><text:span text:style-name="T6">if</text:span><text:span text:style-name="T11">( t &lt; 0 || t &gt; dubins_path_length(path) ) {</text:span></text:p>
      <text:p text:style-name="P5"><text:span text:style-name="T11"><text:s text:c="8"/></text:span><text:span text:style-name="T6">return</text:span><text:span text:style-name="T11"> </text:span><text:span text:style-name="T13">EDUBPARAM</text:span><text:span text:style-name="T11">;</text:span></text:p>
      <text:p text:style-name="P5"><text:span text:style-name="T11"><text:s text:c="4"/>}</text:span></text:p>
      <text:p text:style-name="P4"/>
      <text:p text:style-name="P5"><text:span text:style-name="T11"><text:s text:c="4"/></text:span><text:span text:style-name="T1">/* initial configuration */</text:span></text:p>
      <text:p text:style-name="P5"><text:span text:style-name="T11"><text:s text:c="4"/>qi[0] = 0.0;</text:span></text:p>
      <text:p text:style-name="P5"><text:span text:style-name="T11"><text:s text:c="4"/>qi[1] = 0.0;</text:span></text:p>
      <text:p text:style-name="P5"><text:span text:style-name="T11"><text:s text:c="4"/>qi[2] = path-&gt;</text:span><text:span text:style-name="T13">qi</text:span><text:span text:style-name="T11">[2];</text:span></text:p>
      <text:p text:style-name="P4"/>
      <text:p text:style-name="P5"><text:span text:style-name="T11"><text:s text:c="4"/></text:span><text:span text:style-name="T1">/* generate the target configuration */</text:span></text:p>
      <text:p text:style-name="P5"><text:span text:style-name="T11"><text:s text:c="4"/>p1 = path-&gt;</text:span><text:span text:style-name="T13">param</text:span><text:span text:style-name="T11">[0];</text:span></text:p>
      <text:p text:style-name="P5"><text:span text:style-name="T11"><text:s text:c="4"/>p2 = path-&gt;</text:span><text:span text:style-name="T13">param</text:span><text:span text:style-name="T11">[1];</text:span></text:p>
      <text:p text:style-name="P5"><text:span text:style-name="T11"><text:s text:c="4"/>dubins_segment( p1, <text:s text:c="5"/>qi, <text:s text:c="3"/>q1, types[0] );</text:span></text:p>
      <text:p text:style-name="P5"><text:span text:style-name="T11"><text:s text:c="4"/>dubins_segment( p2, <text:s text:c="5"/>q1, <text:s text:c="3"/>q2, types[1] );</text:span></text:p>
      <text:p text:style-name="P5"><text:span text:style-name="T11"><text:s text:c="4"/></text:span><text:span text:style-name="T6">if</text:span><text:span text:style-name="T11">( tprime &lt; p1 ) {</text:span></text:p>
      <text:p text:style-name="P5"><text:span text:style-name="T11"><text:s text:c="8"/>dubins_segment( tprime, qi, q, types[0] );</text:span></text:p>
      <text:p text:style-name="P5"><text:span text:style-name="T11"><text:s text:c="4"/>}</text:span></text:p>
      <text:p text:style-name="P5"><text:span text:style-name="T11"><text:s text:c="4"/></text:span><text:span text:style-name="T6">else</text:span><text:span text:style-name="T11"> </text:span><text:span text:style-name="T6">if</text:span><text:span text:style-name="T11">( tprime &lt; (p1+p2) ) {</text:span></text:p>
      <text:p text:style-name="P5"><text:span text:style-name="T11"><text:s text:c="8"/>dubins_segment( tprime-p1, q1, q, <text:s/>types[1] );</text:span></text:p>
      <text:p text:style-name="P5"><text:span text:style-name="T11"><text:s text:c="4"/>}</text:span></text:p>
      <text:p text:style-name="P5"><text:span text:style-name="T11"><text:s text:c="4"/></text:span><text:span text:style-name="T6">else</text:span><text:span text:style-name="T11"> {</text:span></text:p>
      <text:p text:style-name="P5"><text:span text:style-name="T11"><text:s text:c="8"/>dubins_segment( tprime-p1-p2, q2, q, <text:s/>types[2] );</text:span></text:p>
      <text:p text:style-name="P5"><text:span text:style-name="T11"><text:s text:c="4"/>}</text:span></text:p>
      <text:p text:style-name="P4"/>
      <text:p text:style-name="P5"><text:span text:style-name="T11"><text:s text:c="4"/></text:span><text:span text:style-name="T1">/* scale the target configuration, translate back to the original starting point */</text:span></text:p>
      <text:p text:style-name="P5"><text:span text:style-name="T11"><text:s text:c="4"/>q[0] = q[0] * path-&gt;</text:span><text:span text:style-name="T13">rho</text:span><text:span text:style-name="T11"> + path-&gt;</text:span><text:span text:style-name="T13">qi</text:span><text:span text:style-name="T11">[0];</text:span></text:p>
      <text:p text:style-name="P5"><text:span text:style-name="T11"><text:s text:c="4"/>q[1] = q[1] * path-&gt;</text:span><text:span text:style-name="T13">rho</text:span><text:span text:style-name="T11"> + path-&gt;</text:span><text:span text:style-name="T13">qi</text:span><text:span text:style-name="T11">[1];</text:span></text:p>
      <text:p text:style-name="P5"><text:span text:style-name="T11"><text:s text:c="4"/>q[2] = mod2pi(q[2]);</text:span></text:p>
      <text:p text:style-name="P4"/>
      <text:p text:style-name="P5"><text:span text:style-name="T11"><text:s text:c="4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path_sample_many</text:span><text:span text:style-name="T11">(</text:span><text:span text:style-name="T13">DubinsPath</text:span><text:span text:style-name="T11">* path, </text:span><text:span text:style-name="T6">double</text:span><text:span text:style-name="T11"> stepSize,</text:span></text:p>
      <text:p text:style-name="P5"><text:span text:style-name="T11"><text:s text:c="28"/></text:span><text:span text:style-name="T13">DubinsPathSamplingCallback</text:span><text:span text:style-name="T11"> cb, </text:span><text:span text:style-name="T6">void</text:span><text:span text:style-name="T11">* user_data)</text:span></text:p>
      <text:p text:style-name="P5"><text:span text:style-name="T11">{</text:span></text:p>
      <text:p text:style-name="P5"><text:span text:style-name="T11"><text:s text:c="4"/></text:span><text:span text:style-name="T6">int</text:span><text:span text:style-name="T11"> retcode;</text:span></text:p>
      <text:p text:style-name="P5"><text:span text:style-name="T11"><text:s text:c="4"/></text:span><text:span text:style-name="T6">double</text:span><text:span text:style-name="T11"> q[3];</text:span></text:p>
      <text:p text:style-name="P5"><text:span text:style-name="T11"><text:s text:c="4"/></text:span><text:span text:style-name="T6">double</text:span><text:span text:style-name="T11"> x = 0.0;</text:span></text:p>
      <text:p text:style-name="P5"><text:span text:style-name="T11"><text:s text:c="4"/></text:span><text:span text:style-name="T6">double</text:span><text:span text:style-name="T11"> length = dubins_path_length(path);</text:span></text:p>
      <text:p text:style-name="P5"><text:span text:style-name="T11"><text:s text:c="4"/></text:span><text:span text:style-name="T6">while</text:span><text:span text:style-name="T11">( x &lt; <text:s/>length ) {</text:span></text:p>
      <text:p text:style-name="P5"><text:span text:style-name="T11"><text:s text:c="8"/>dubins_path_sample( path, x, q );</text:span></text:p>
      <text:p text:style-name="P5"><text:span text:style-name="T11"><text:s text:c="8"/>retcode = cb(q, x, user_data);</text:span></text:p>
      <text:p text:style-name="P5"><text:soft-page-break/><text:span text:style-name="T11"><text:s text:c="8"/></text:span><text:span text:style-name="T6">if</text:span><text:span text:style-name="T11">( retcode != 0 ) {</text:span></text:p>
      <text:p text:style-name="P5"><text:span text:style-name="T11"><text:s text:c="12"/></text:span><text:span text:style-name="T6">return</text:span><text:span text:style-name="T11"> retcode;</text:span></text:p>
      <text:p text:style-name="P5"><text:span text:style-name="T11"><text:s text:c="8"/>}</text:span></text:p>
      <text:p text:style-name="P5"><text:span text:style-name="T11"><text:s text:c="8"/>x += stepSize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0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path_endpoint</text:span><text:span text:style-name="T11">( </text:span><text:span text:style-name="T13">DubinsPath</text:span><text:span text:style-name="T11">* path, </text:span><text:span text:style-name="T6">double</text:span><text:span text:style-name="T11"> q[3] )</text:span></text:p>
      <text:p text:style-name="P5"><text:span text:style-name="T11">{</text:span></text:p>
      <text:p text:style-name="P5"><text:span text:style-name="T11"><text:s text:c="4"/></text:span><text:span text:style-name="T6">return</text:span><text:span text:style-name="T11"> </text:span><text:span text:style-name="T13">dubins_path_sample</text:span><text:span text:style-name="T11">( path, dubins_path_length(path) - </text:span><text:span text:style-name="T13">EPSILON</text:span><text:span text:style-name="T11">, q )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extract_subpath</text:span><text:span text:style-name="T11">( </text:span><text:span text:style-name="T13">DubinsPath</text:span><text:span text:style-name="T11">* path, </text:span><text:span text:style-name="T6">double</text:span><text:span text:style-name="T11"> t, </text:span><text:span text:style-name="T13">DubinsPath</text:span><text:span text:style-name="T11">* newpath )</text:span></text:p>
      <text:p text:style-name="P5"><text:span text:style-name="T11">{</text:span></text:p>
      <text:p text:style-name="P5"><text:span text:style-name="T11"><text:s text:c="4"/></text:span><text:span text:style-name="T1">/* calculate the true parameter */</text:span></text:p>
      <text:p text:style-name="P5"><text:span text:style-name="T11"><text:s text:c="4"/></text:span><text:span text:style-name="T6">double</text:span><text:span text:style-name="T11"> tprime = t / path-&gt;</text:span><text:span text:style-name="T13">rho</text:span><text:span text:style-name="T11">;</text:span></text:p>
      <text:p text:style-name="P4"/>
      <text:p text:style-name="P5"><text:span text:style-name="T11"><text:s text:c="4"/></text:span><text:span text:style-name="T6">if</text:span><text:span text:style-name="T11">((t &lt; 0) || (t &gt; dubins_path_length(path)))</text:span></text:p>
      <text:p text:style-name="P5"><text:span text:style-name="T11"><text:s text:c="4"/>{</text:span></text:p>
      <text:p text:style-name="P5"><text:span text:style-name="T11"><text:s text:c="8"/></text:span><text:span text:style-name="T6">return</text:span><text:span text:style-name="T11"> </text:span><text:span text:style-name="T13">EDUBPARAM</text:span><text:span text:style-name="T11">;</text:span></text:p>
      <text:p text:style-name="P5"><text:span text:style-name="T11"><text:s text:c="4"/>}</text:span></text:p>
      <text:p text:style-name="P4"/>
      <text:p text:style-name="P5"><text:span text:style-name="T11"><text:s text:c="4"/></text:span><text:span text:style-name="T1">/* copy most of the data */</text:span></text:p>
      <text:p text:style-name="P5"><text:span text:style-name="T11"><text:s text:c="4"/>newpath-&gt;</text:span><text:span text:style-name="T13">qi</text:span><text:span text:style-name="T11">[0] = path-&gt;</text:span><text:span text:style-name="T13">qi</text:span><text:span text:style-name="T11">[0];</text:span></text:p>
      <text:p text:style-name="P5"><text:span text:style-name="T11"><text:s text:c="4"/>newpath-&gt;</text:span><text:span text:style-name="T13">qi</text:span><text:span text:style-name="T11">[1] = path-&gt;</text:span><text:span text:style-name="T13">qi</text:span><text:span text:style-name="T11">[1];</text:span></text:p>
      <text:p text:style-name="P5"><text:span text:style-name="T11"><text:s text:c="4"/>newpath-&gt;</text:span><text:span text:style-name="T13">qi</text:span><text:span text:style-name="T11">[2] = path-&gt;</text:span><text:span text:style-name="T13">qi</text:span><text:span text:style-name="T11">[2];</text:span></text:p>
      <text:p text:style-name="P5"><text:span text:style-name="T11"><text:s text:c="4"/>newpath-&gt;</text:span><text:span text:style-name="T13">rho</text:span><text:span text:style-name="T11"> <text:s text:c="2"/>= path-&gt;</text:span><text:span text:style-name="T13">rho</text:span><text:span text:style-name="T11">;</text:span></text:p>
      <text:p text:style-name="P5"><text:span text:style-name="T11"><text:s text:c="4"/>newpath-&gt;</text:span><text:span text:style-name="T13">type</text:span><text:span text:style-name="T11"> <text:s/>= path-&gt;</text:span><text:span text:style-name="T13">type</text:span><text:span text:style-name="T11">;</text:span></text:p>
      <text:p text:style-name="P4"/>
      <text:p text:style-name="P5"><text:span text:style-name="T11"><text:s text:c="4"/></text:span><text:span text:style-name="T1">/* fix the parameters */</text:span></text:p>
      <text:p text:style-name="P5"><text:span text:style-name="T11"><text:s text:c="4"/>newpath-&gt;</text:span><text:span text:style-name="T13">param</text:span><text:span text:style-name="T11">[0] = </text:span><text:span text:style-name="T13">fmin</text:span><text:span text:style-name="T11">( path-&gt;</text:span><text:span text:style-name="T13">param</text:span><text:span text:style-name="T11">[0], tprime );</text:span></text:p>
      <text:p text:style-name="P5"><text:span text:style-name="T11"><text:s text:c="4"/>newpath-&gt;</text:span><text:span text:style-name="T13">param</text:span><text:span text:style-name="T11">[1] = </text:span><text:span text:style-name="T13">fmin</text:span><text:span text:style-name="T11">( path-&gt;</text:span><text:span text:style-name="T13">param</text:span><text:span text:style-name="T11">[1], tprime - newpath-&gt;</text:span><text:span text:style-name="T13">param</text:span><text:span text:style-name="T11">[0]);</text:span></text:p>
      <text:p text:style-name="P5"><text:span text:style-name="T11"><text:s text:c="4"/>newpath-&gt;</text:span><text:span text:style-name="T13">param</text:span><text:span text:style-name="T11">[2] = </text:span><text:span text:style-name="T13">fmin</text:span><text:span text:style-name="T11">( path-&gt;</text:span><text:span text:style-name="T13">param</text:span><text:span text:style-name="T11">[2], tprime - newpath-&gt;</text:span><text:span text:style-name="T13">param</text:span><text:span text:style-name="T11">[0] - newpath-&gt;</text:span><text:span text:style-name="T13">param</text:span><text:span text:style-name="T11">[1]);</text:span></text:p>
      <text:p text:style-name="P5"><text:span text:style-name="T11"><text:s text:c="4"/></text:span><text:span text:style-name="T6">return</text:span><text:span text:style-name="T11"> 0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intermediate_results</text:span><text:span text:style-name="T11">(</text:span><text:span text:style-name="T26">DubinsIntermediateResults</text:span><text:span text:style-name="T11">* in, </text:span><text:span text:style-name="T6">double</text:span><text:span text:style-name="T11"> q0[3], </text:span><text:span text:style-name="T6">double</text:span><text:span text:style-name="T11"> q1[3], </text:span><text:span text:style-name="T6">double</text:span><text:span text:style-name="T11"> rho)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dx, dy, D, d, theta, alpha, beta;</text:span></text:p>
      <text:p text:style-name="P5"><text:span text:style-name="T11"><text:s text:c="4"/></text:span><text:span text:style-name="T6">if</text:span><text:span text:style-name="T11">( rho &lt;= 0.0 ) {</text:span></text:p>
      <text:p text:style-name="P5"><text:span text:style-name="T11"><text:s text:c="8"/></text:span><text:span text:style-name="T6">return</text:span><text:span text:style-name="T11"> </text:span><text:span text:style-name="T13">EDUBBADRHO</text:span><text:span text:style-name="T11">;</text:span></text:p>
      <text:p text:style-name="P5"><text:span text:style-name="T11"><text:s text:c="4"/>}</text:span></text:p>
      <text:p text:style-name="P4"/>
      <text:p text:style-name="P5"><text:span text:style-name="T11"><text:s text:c="4"/>dx = q1[0] - q0[0];</text:span></text:p>
      <text:p text:style-name="P5"><text:span text:style-name="T11"><text:s text:c="4"/>dy = q1[1] - q0[1];</text:span></text:p>
      <text:p text:style-name="P5"><text:span text:style-name="T11"><text:s text:c="4"/>D = </text:span><text:span text:style-name="T13">sqrt</text:span><text:span text:style-name="T11">( dx * dx + dy * dy );</text:span></text:p>
      <text:p text:style-name="P5"><text:span text:style-name="T11"><text:s text:c="4"/>d = D / rho;</text:span></text:p>
      <text:p text:style-name="P5"><text:span text:style-name="T11"><text:s text:c="4"/>theta = 0;</text:span></text:p>
      <text:p text:style-name="P4"/>
      <text:p text:style-name="P5"><text:span text:style-name="T11"><text:s text:c="4"/></text:span><text:span text:style-name="T1">/* test required to prevent domain errors if </text:span><text:span text:style-name="T3">dx</text:span><text:span text:style-name="T1">=0 and </text:span><text:span text:style-name="T3">dy</text:span><text:span text:style-name="T1">=0 */</text:span></text:p>
      <text:p text:style-name="P5"><text:soft-page-break/><text:span text:style-name="T11"><text:s text:c="4"/></text:span><text:span text:style-name="T6">if</text:span><text:span text:style-name="T11">(d &gt; 0) {</text:span></text:p>
      <text:p text:style-name="P5"><text:span text:style-name="T11"><text:s text:c="8"/>theta = </text:span><text:span text:style-name="T13">mod2pi</text:span><text:span text:style-name="T11">(</text:span><text:span text:style-name="T13">atan2</text:span><text:span text:style-name="T11">( dy, dx ));</text:span></text:p>
      <text:p text:style-name="P5"><text:span text:style-name="T11"><text:s text:c="4"/>}</text:span></text:p>
      <text:p text:style-name="P5"><text:span text:style-name="T11"><text:s text:c="4"/>alpha = mod2pi(q0[2] - theta);</text:span></text:p>
      <text:p text:style-name="P5"><text:span text:style-name="T11"><text:s text:c="4"/>beta <text:s/>= mod2pi(q1[2] - theta);</text:span></text:p>
      <text:p text:style-name="P4"/>
      <text:p text:style-name="P5"><text:span text:style-name="T11"><text:s text:c="4"/>in-&gt;</text:span><text:span text:style-name="T24">alpha</text:span><text:span text:style-name="T11"> = alpha;</text:span></text:p>
      <text:p text:style-name="P5"><text:span text:style-name="T11"><text:s text:c="4"/>in-&gt;</text:span><text:span text:style-name="T24">beta</text:span><text:span text:style-name="T11"> <text:s/>= beta;</text:span></text:p>
      <text:p text:style-name="P5"><text:span text:style-name="T11"><text:s text:c="4"/>in-&gt;</text:span><text:span text:style-name="T24">d</text:span><text:span text:style-name="T11"> <text:s text:c="4"/>= d;</text:span></text:p>
      <text:p text:style-name="P5"><text:span text:style-name="T11"><text:s text:c="4"/>in-&gt;</text:span><text:span text:style-name="T24">sa</text:span><text:span text:style-name="T11"> <text:s text:c="3"/>= </text:span><text:span text:style-name="T13">sin</text:span><text:span text:style-name="T11">(alpha);</text:span></text:p>
      <text:p text:style-name="P5"><text:span text:style-name="T11"><text:s text:c="4"/>in-&gt;</text:span><text:span text:style-name="T24">sb</text:span><text:span text:style-name="T11"> <text:s text:c="3"/>= </text:span><text:span text:style-name="T13">sin</text:span><text:span text:style-name="T11">(beta);</text:span></text:p>
      <text:p text:style-name="P5"><text:span text:style-name="T11"><text:s text:c="4"/>in-&gt;</text:span><text:span text:style-name="T24">ca</text:span><text:span text:style-name="T11"> <text:s text:c="3"/>= </text:span><text:span text:style-name="T13">cos</text:span><text:span text:style-name="T11">(alpha);</text:span></text:p>
      <text:p text:style-name="P5"><text:span text:style-name="T11"><text:s text:c="4"/>in-&gt;</text:span><text:span text:style-name="T24">cb</text:span><text:span text:style-name="T11"> <text:s text:c="3"/>= </text:span><text:span text:style-name="T13">cos</text:span><text:span text:style-name="T11">(beta);</text:span></text:p>
      <text:p text:style-name="P5"><text:span text:style-name="T11"><text:s text:c="4"/>in-&gt;</text:span><text:span text:style-name="T24">c_ab</text:span><text:span text:style-name="T11"> <text:s/>= </text:span><text:span text:style-name="T13">cos</text:span><text:span text:style-name="T11">(alpha - beta);</text:span></text:p>
      <text:p text:style-name="P5"><text:span text:style-name="T11"><text:s text:c="4"/>in-&gt;</text:span><text:span text:style-name="T24">d_sq</text:span><text:span text:style-name="T11"> <text:s/>= d * d;</text:span></text:p>
      <text:p text:style-name="P4"/>
      <text:p text:style-name="P5"><text:span text:style-name="T11"><text:s text:c="4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LSL</text:span><text:span text:style-name="T11">(</text:span><text:span text:style-name="T26">DubinsIntermediateResults</text:span><text:span text:style-name="T11">* in, </text:span><text:span text:style-name="T6">double</text:span><text:span text:style-name="T11"> out[3])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tmp0, tmp1, p_sq;</text:span></text:p>
      <text:p text:style-name="P4"/>
      <text:p text:style-name="P5"><text:span text:style-name="T11"><text:s text:c="4"/>tmp0 = in-&gt;</text:span><text:span text:style-name="T24">d</text:span><text:span text:style-name="T11"> + in-&gt;</text:span><text:span text:style-name="T24">sa</text:span><text:span text:style-name="T11"> - in-&gt;</text:span><text:span text:style-name="T24">sb</text:span><text:span text:style-name="T11">;</text:span></text:p>
      <text:p text:style-name="P5"><text:span text:style-name="T11"><text:s text:c="4"/>p_sq = 2 + in-&gt;</text:span><text:span text:style-name="T24">d_sq</text:span><text:span text:style-name="T11"> - (2*in-&gt;</text:span><text:span text:style-name="T24">c_ab</text:span><text:span text:style-name="T11">) + (2 * in-&gt;</text:span><text:span text:style-name="T24">d</text:span><text:span text:style-name="T11"> * (in-&gt;</text:span><text:span text:style-name="T24">sa</text:span><text:span text:style-name="T11"> - in-&gt;</text:span><text:span text:style-name="T24">sb</text:span><text:span text:style-name="T11">));</text:span></text:p>
      <text:p text:style-name="P4"/>
      <text:p text:style-name="P5"><text:span text:style-name="T11"><text:s text:c="4"/></text:span><text:span text:style-name="T6">if</text:span><text:span text:style-name="T11">(p_sq &gt;= 0) {</text:span></text:p>
      <text:p text:style-name="P5"><text:span text:style-name="T11"><text:s text:c="8"/>tmp1 = </text:span><text:span text:style-name="T13">atan2</text:span><text:span text:style-name="T11">( (in-&gt;</text:span><text:span text:style-name="T24">cb</text:span><text:span text:style-name="T11"> - in-&gt;</text:span><text:span text:style-name="T24">ca</text:span><text:span text:style-name="T11">), tmp0 );</text:span></text:p>
      <text:p text:style-name="P5"><text:span text:style-name="T11"><text:s text:c="8"/>out[0] = mod2pi(tmp1 - in-&gt;</text:span><text:span text:style-name="T24">alpha</text:span><text:span text:style-name="T11">);</text:span></text:p>
      <text:p text:style-name="P5"><text:span text:style-name="T11"><text:s text:c="8"/>out[1] = </text:span><text:span text:style-name="T13">sqrt</text:span><text:span text:style-name="T11">(p_sq);</text:span></text:p>
      <text:p text:style-name="P5"><text:span text:style-name="T11"><text:s text:c="8"/>out[2] = mod2pi(in-&gt;</text:span><text:span text:style-name="T24">beta</text:span><text:span text:style-name="T11"> - tmp1);</text:span></text:p>
      <text:p text:style-name="P5"><text:span text:style-name="T11"><text:s text:c="8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</text:span><text:span text:style-name="T13">EDUBNOPATH</text:span><text:span text:style-name="T11">;</text:span></text:p>
      <text:p text:style-name="P5"><text:span text:style-name="T11">}</text:span></text:p>
      <text:p text:style-name="P4"/>
      <text:p text:style-name="P4"/>
      <text:p text:style-name="P5"><text:span text:style-name="T6">int</text:span><text:span text:style-name="T11"> </text:span><text:span text:style-name="T16">dubins_RSR</text:span><text:span text:style-name="T11">(</text:span><text:span text:style-name="T26">DubinsIntermediateResults</text:span><text:span text:style-name="T11">* in, </text:span><text:span text:style-name="T6">double</text:span><text:span text:style-name="T11"> out[3])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tmp0 = in-&gt;</text:span><text:span text:style-name="T24">d</text:span><text:span text:style-name="T11"> - in-&gt;</text:span><text:span text:style-name="T24">sa</text:span><text:span text:style-name="T11"> + in-&gt;</text:span><text:span text:style-name="T24">sb</text:span><text:span text:style-name="T11">;</text:span></text:p>
      <text:p text:style-name="P5"><text:span text:style-name="T11"><text:s text:c="4"/></text:span><text:span text:style-name="T6">double</text:span><text:span text:style-name="T11"> p_sq = 2 + in-&gt;</text:span><text:span text:style-name="T24">d_sq</text:span><text:span text:style-name="T11"> - (2 * in-&gt;</text:span><text:span text:style-name="T24">c_ab</text:span><text:span text:style-name="T11">) + (2 * in-&gt;</text:span><text:span text:style-name="T24">d</text:span><text:span text:style-name="T11"> * (in-&gt;</text:span><text:span text:style-name="T24">sb</text:span><text:span text:style-name="T11"> - in-&gt;</text:span><text:span text:style-name="T24">sa</text:span><text:span text:style-name="T11">));</text:span></text:p>
      <text:p text:style-name="P5"><text:span text:style-name="T11"><text:s text:c="4"/></text:span><text:span text:style-name="T6">if</text:span><text:span text:style-name="T11">( p_sq &gt;= 0 ) {</text:span></text:p>
      <text:p text:style-name="P5"><text:span text:style-name="T11"><text:s text:c="8"/></text:span><text:span text:style-name="T6">double</text:span><text:span text:style-name="T11"> tmp1 = </text:span><text:span text:style-name="T13">atan2</text:span><text:span text:style-name="T11">( (in-&gt;</text:span><text:span text:style-name="T24">ca</text:span><text:span text:style-name="T11"> - in-&gt;</text:span><text:span text:style-name="T24">cb</text:span><text:span text:style-name="T11">), tmp0 );</text:span></text:p>
      <text:p text:style-name="P5"><text:span text:style-name="T11"><text:s text:c="8"/>out[0] = mod2pi(in-&gt;</text:span><text:span text:style-name="T24">alpha</text:span><text:span text:style-name="T11"> - tmp1);</text:span></text:p>
      <text:p text:style-name="P5"><text:span text:style-name="T11"><text:s text:c="8"/>out[1] = </text:span><text:span text:style-name="T13">sqrt</text:span><text:span text:style-name="T11">(p_sq);</text:span></text:p>
      <text:p text:style-name="P5"><text:span text:style-name="T11"><text:s text:c="8"/>out[2] = mod2pi(tmp1 -in-&gt;</text:span><text:span text:style-name="T24">beta</text:span><text:span text:style-name="T11">);</text:span></text:p>
      <text:p text:style-name="P5"><text:span text:style-name="T11"><text:s text:c="8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</text:span><text:span text:style-name="T13">EDUBNOPATH</text:span><text:span text:style-name="T11">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LSR</text:span><text:span text:style-name="T11">(</text:span><text:span text:style-name="T26">DubinsIntermediateResults</text:span><text:span text:style-name="T11">* in, </text:span><text:span text:style-name="T6">double</text:span><text:span text:style-name="T11"> out[3])</text:span></text:p>
      <text:p text:style-name="P5"><text:soft-page-break/><text:span text:style-name="T11">{</text:span></text:p>
      <text:p text:style-name="P5"><text:span text:style-name="T11"><text:s text:c="4"/></text:span><text:span text:style-name="T6">double</text:span><text:span text:style-name="T11"> p_sq = -2 + (in-&gt;</text:span><text:span text:style-name="T24">d_sq</text:span><text:span text:style-name="T11">) + (2 * in-&gt;</text:span><text:span text:style-name="T24">c_ab</text:span><text:span text:style-name="T11">) + (2 * in-&gt;</text:span><text:span text:style-name="T24">d</text:span><text:span text:style-name="T11"> * (in-&gt;</text:span><text:span text:style-name="T24">sa</text:span><text:span text:style-name="T11"> + in-&gt;</text:span><text:span text:style-name="T24">sb</text:span><text:span text:style-name="T11">));</text:span></text:p>
      <text:p text:style-name="P5"><text:span text:style-name="T11"><text:s text:c="4"/></text:span><text:span text:style-name="T6">if</text:span><text:span text:style-name="T11">( p_sq &gt;= 0 ) {</text:span></text:p>
      <text:p text:style-name="P5"><text:span text:style-name="T11"><text:s text:c="8"/></text:span><text:span text:style-name="T6">double</text:span><text:span text:style-name="T11"> p <text:s text:c="3"/>= </text:span><text:span text:style-name="T13">sqrt</text:span><text:span text:style-name="T11">(p_sq);</text:span></text:p>
      <text:p text:style-name="P5"><text:span text:style-name="T11"><text:s text:c="8"/></text:span><text:span text:style-name="T6">double</text:span><text:span text:style-name="T11"> tmp0 = </text:span><text:span text:style-name="T13">atan2</text:span><text:span text:style-name="T11">( (-in-&gt;</text:span><text:span text:style-name="T24">ca</text:span><text:span text:style-name="T11"> - in-&gt;</text:span><text:span text:style-name="T24">cb</text:span><text:span text:style-name="T11">), (in-&gt;</text:span><text:span text:style-name="T24">d</text:span><text:span text:style-name="T11"> + in-&gt;</text:span><text:span text:style-name="T24">sa</text:span><text:span text:style-name="T11"> + in-&gt;</text:span><text:span text:style-name="T24">sb</text:span><text:span text:style-name="T11">) ) - </text:span><text:span text:style-name="T13">atan2</text:span><text:span text:style-name="T11">(-2.0, p);</text:span></text:p>
      <text:p text:style-name="P5"><text:span text:style-name="T11"><text:s text:c="8"/>out[0] = mod2pi(tmp0 - in-&gt;</text:span><text:span text:style-name="T24">alpha</text:span><text:span text:style-name="T11">);</text:span></text:p>
      <text:p text:style-name="P5"><text:span text:style-name="T11"><text:s text:c="8"/>out[1] = p;</text:span></text:p>
      <text:p text:style-name="P5"><text:span text:style-name="T11"><text:s text:c="8"/>out[2] = mod2pi(tmp0 - mod2pi(in-&gt;</text:span><text:span text:style-name="T24">beta</text:span><text:span text:style-name="T11">));</text:span></text:p>
      <text:p text:style-name="P5"><text:span text:style-name="T11"><text:s text:c="8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</text:span><text:span text:style-name="T13">EDUBNOPATH</text:span><text:span text:style-name="T11">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RSL</text:span><text:span text:style-name="T11">(</text:span><text:span text:style-name="T26">DubinsIntermediateResults</text:span><text:span text:style-name="T11">* in, </text:span><text:span text:style-name="T6">double</text:span><text:span text:style-name="T11"> out[3])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p_sq = -2 + in-&gt;</text:span><text:span text:style-name="T24">d_sq</text:span><text:span text:style-name="T11"> + (2 * in-&gt;</text:span><text:span text:style-name="T24">c_ab</text:span><text:span text:style-name="T11">) - (2 * in-&gt;</text:span><text:span text:style-name="T24">d</text:span><text:span text:style-name="T11"> * (in-&gt;</text:span><text:span text:style-name="T24">sa</text:span><text:span text:style-name="T11"> + in-&gt;</text:span><text:span text:style-name="T24">sb</text:span><text:span text:style-name="T11">));</text:span></text:p>
      <text:p text:style-name="P5"><text:span text:style-name="T11"><text:s text:c="4"/></text:span><text:span text:style-name="T6">if</text:span><text:span text:style-name="T11">( p_sq &gt;= 0 ) {</text:span></text:p>
      <text:p text:style-name="P5"><text:span text:style-name="T11"><text:s text:c="8"/></text:span><text:span text:style-name="T6">double</text:span><text:span text:style-name="T11"> p <text:s text:c="3"/>= </text:span><text:span text:style-name="T13">sqrt</text:span><text:span text:style-name="T11">(p_sq);</text:span></text:p>
      <text:p text:style-name="P5"><text:span text:style-name="T11"><text:s text:c="8"/></text:span><text:span text:style-name="T6">double</text:span><text:span text:style-name="T11"> tmp0 = </text:span><text:span text:style-name="T13">atan2</text:span><text:span text:style-name="T11">( (in-&gt;</text:span><text:span text:style-name="T24">ca</text:span><text:span text:style-name="T11"> + in-&gt;</text:span><text:span text:style-name="T24">cb</text:span><text:span text:style-name="T11">), (in-&gt;</text:span><text:span text:style-name="T24">d</text:span><text:span text:style-name="T11"> - in-&gt;</text:span><text:span text:style-name="T24">sa</text:span><text:span text:style-name="T11"> - in-&gt;</text:span><text:span text:style-name="T24">sb</text:span><text:span text:style-name="T11">) ) - </text:span><text:span text:style-name="T13">atan2</text:span><text:span text:style-name="T11">(2.0, p);</text:span></text:p>
      <text:p text:style-name="P5"><text:span text:style-name="T11"><text:s text:c="8"/>out[0] = mod2pi(in-&gt;</text:span><text:span text:style-name="T24">alpha</text:span><text:span text:style-name="T11"> - tmp0);</text:span></text:p>
      <text:p text:style-name="P5"><text:span text:style-name="T11"><text:s text:c="8"/>out[1] = p;</text:span></text:p>
      <text:p text:style-name="P5"><text:span text:style-name="T11"><text:s text:c="8"/>out[2] = mod2pi(in-&gt;</text:span><text:span text:style-name="T24">beta</text:span><text:span text:style-name="T11"> - tmp0);</text:span></text:p>
      <text:p text:style-name="P5"><text:span text:style-name="T11"><text:s text:c="8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</text:span><text:span text:style-name="T13">EDUBNOPATH</text:span><text:span text:style-name="T11">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RLR</text:span><text:span text:style-name="T11">(</text:span><text:span text:style-name="T26">DubinsIntermediateResults</text:span><text:span text:style-name="T11">* in, </text:span><text:span text:style-name="T6">double</text:span><text:span text:style-name="T11"> out[3])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tmp0 = (6. - in-&gt;</text:span><text:span text:style-name="T24">d_sq</text:span><text:span text:style-name="T11"> + 2*in-&gt;</text:span><text:span text:style-name="T24">c_ab</text:span><text:span text:style-name="T11"> + 2*in-&gt;</text:span><text:span text:style-name="T24">d</text:span><text:span text:style-name="T11">*(in-&gt;</text:span><text:span text:style-name="T24">sa</text:span><text:span text:style-name="T11"> - in-&gt;</text:span><text:span text:style-name="T24">sb</text:span><text:span text:style-name="T11">)) / 8.;</text:span></text:p>
      <text:p text:style-name="P5"><text:span text:style-name="T11"><text:s text:c="4"/></text:span><text:span text:style-name="T6">double</text:span><text:span text:style-name="T11"> phi <text:s/>= </text:span><text:span text:style-name="T13">atan2</text:span><text:span text:style-name="T11">( in-&gt;</text:span><text:span text:style-name="T24">ca</text:span><text:span text:style-name="T11"> - in-&gt;</text:span><text:span text:style-name="T24">cb</text:span><text:span text:style-name="T11">, in-&gt;</text:span><text:span text:style-name="T24">d</text:span><text:span text:style-name="T11"> - in-&gt;</text:span><text:span text:style-name="T24">sa</text:span><text:span text:style-name="T11"> + in-&gt;</text:span><text:span text:style-name="T24">sb</text:span><text:span text:style-name="T11"> );</text:span></text:p>
      <text:p text:style-name="P5"><text:span text:style-name="T11"><text:s text:c="4"/></text:span><text:span text:style-name="T6">if</text:span><text:span text:style-name="T11">( </text:span><text:span text:style-name="T13">fabs</text:span><text:span text:style-name="T11">(tmp0) &lt;= 1) {</text:span></text:p>
      <text:p text:style-name="P5"><text:span text:style-name="T11"><text:s text:c="8"/></text:span><text:span text:style-name="T6">double</text:span><text:span text:style-name="T11"> p = </text:span><text:span text:style-name="T13">mod2pi</text:span><text:span text:style-name="T11">((2*</text:span><text:span text:style-name="T13">M_PI</text:span><text:span text:style-name="T11">) - </text:span><text:span text:style-name="T13">acos</text:span><text:span text:style-name="T11">(tmp0) );</text:span></text:p>
      <text:p text:style-name="P5"><text:span text:style-name="T11"><text:s text:c="8"/></text:span><text:span text:style-name="T6">double</text:span><text:span text:style-name="T11"> t = mod2pi(in-&gt;</text:span><text:span text:style-name="T24">alpha</text:span><text:span text:style-name="T11"> - phi + mod2pi(p/2.));</text:span></text:p>
      <text:p text:style-name="P5"><text:span text:style-name="T11"><text:s text:c="8"/>out[0] = t;</text:span></text:p>
      <text:p text:style-name="P5"><text:span text:style-name="T11"><text:s text:c="8"/>out[1] = p;</text:span></text:p>
      <text:p text:style-name="P5"><text:span text:style-name="T11"><text:s text:c="8"/>out[2] = mod2pi(in-&gt;</text:span><text:span text:style-name="T24">alpha</text:span><text:span text:style-name="T11"> - in-&gt;</text:span><text:span text:style-name="T24">beta</text:span><text:span text:style-name="T11"> - t + mod2pi(p));</text:span></text:p>
      <text:p text:style-name="P5"><text:span text:style-name="T11"><text:s text:c="8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</text:span><text:span text:style-name="T13">EDUBNOPATH</text:span><text:span text:style-name="T11">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LRL</text:span><text:span text:style-name="T11">(</text:span><text:span text:style-name="T26">DubinsIntermediateResults</text:span><text:span text:style-name="T11">* in, </text:span><text:span text:style-name="T6">double</text:span><text:span text:style-name="T11"> out[3])</text:span></text:p>
      <text:p text:style-name="P5"><text:span text:style-name="T11">{</text:span></text:p>
      <text:p text:style-name="P5"><text:span text:style-name="T11"><text:s text:c="4"/></text:span><text:span text:style-name="T6">double</text:span><text:span text:style-name="T11"> tmp0 = (6. - in-&gt;</text:span><text:span text:style-name="T24">d_sq</text:span><text:span text:style-name="T11"> + 2*in-&gt;</text:span><text:span text:style-name="T24">c_ab</text:span><text:span text:style-name="T11"> + 2*in-&gt;</text:span><text:span text:style-name="T24">d</text:span><text:span text:style-name="T11">*(in-&gt;</text:span><text:span text:style-name="T24">sb</text:span><text:span text:style-name="T11"> - in-&gt;</text:span><text:span text:style-name="T24">sa</text:span><text:span text:style-name="T11">)) / 8.;</text:span></text:p>
      <text:p text:style-name="P5"><text:span text:style-name="T11"><text:s text:c="4"/></text:span><text:span text:style-name="T6">double</text:span><text:span text:style-name="T11"> phi = </text:span><text:span text:style-name="T13">atan2</text:span><text:span text:style-name="T11">( in-&gt;</text:span><text:span text:style-name="T24">ca</text:span><text:span text:style-name="T11"> - in-&gt;</text:span><text:span text:style-name="T24">cb</text:span><text:span text:style-name="T11">, in-&gt;</text:span><text:span text:style-name="T24">d</text:span><text:span text:style-name="T11"> + in-&gt;</text:span><text:span text:style-name="T24">sa</text:span><text:span text:style-name="T11"> - in-&gt;</text:span><text:span text:style-name="T24">sb</text:span><text:span text:style-name="T11"> );</text:span></text:p>
      <text:p text:style-name="P5"><text:span text:style-name="T11"><text:s text:c="4"/></text:span><text:span text:style-name="T6">if</text:span><text:span text:style-name="T11">( </text:span><text:span text:style-name="T13">fabs</text:span><text:span text:style-name="T11">(tmp0) &lt;= 1) {</text:span></text:p>
      <text:p text:style-name="P5"><text:span text:style-name="T11"><text:s text:c="8"/></text:span><text:span text:style-name="T6">double</text:span><text:span text:style-name="T11"> p = </text:span><text:span text:style-name="T13">mod2pi</text:span><text:span text:style-name="T11">( 2*</text:span><text:span text:style-name="T13">M_PI</text:span><text:span text:style-name="T11"> - </text:span><text:span text:style-name="T13">acos</text:span><text:span text:style-name="T11">( tmp0) );</text:span></text:p>
      <text:p text:style-name="P5"><text:soft-page-break/><text:span text:style-name="T11"><text:s text:c="8"/></text:span><text:span text:style-name="T6">double</text:span><text:span text:style-name="T11"> t = mod2pi(-in-&gt;</text:span><text:span text:style-name="T24">alpha</text:span><text:span text:style-name="T11"> - phi + p/2.);</text:span></text:p>
      <text:p text:style-name="P5"><text:span text:style-name="T11"><text:s text:c="8"/>out[0] = t;</text:span></text:p>
      <text:p text:style-name="P5"><text:span text:style-name="T11"><text:s text:c="8"/>out[1] = p;</text:span></text:p>
      <text:p text:style-name="P5"><text:span text:style-name="T11"><text:s text:c="8"/>out[2] = mod2pi(mod2pi(in-&gt;</text:span><text:span text:style-name="T24">beta</text:span><text:span text:style-name="T11">) - in-&gt;</text:span><text:span text:style-name="T24">alpha</text:span><text:span text:style-name="T11"> -t + mod2pi(p));</text:span></text:p>
      <text:p text:style-name="P5"><text:span text:style-name="T11"><text:s text:c="8"/></text:span><text:span text:style-name="T6">return</text:span><text:span text:style-name="T11"> </text:span><text:span text:style-name="T13">EDUBOK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</text:span><text:span text:style-name="T13">EDUBNOPATH</text:span><text:span text:style-name="T11">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dubins_word</text:span><text:span text:style-name="T11">(</text:span><text:span text:style-name="T26">DubinsIntermediateResults</text:span><text:span text:style-name="T11">* in, </text:span><text:span text:style-name="T13">DubinsPathType</text:span><text:span text:style-name="T11"> pathType, </text:span><text:span text:style-name="T6">double</text:span><text:span text:style-name="T11"> out[3])</text:span></text:p>
      <text:p text:style-name="P5"><text:span text:style-name="T11">{</text:span></text:p>
      <text:p text:style-name="P5"><text:span text:style-name="T11"><text:s text:c="4"/></text:span><text:span text:style-name="T6">int</text:span><text:span text:style-name="T11"> result;</text:span></text:p>
      <text:p text:style-name="P5"><text:span text:style-name="T11"><text:s text:c="4"/></text:span><text:span text:style-name="T6">switch</text:span><text:span text:style-name="T11">(pathType)</text:span></text:p>
      <text:p text:style-name="P5"><text:span text:style-name="T11"><text:s text:c="4"/>{</text:span></text:p>
      <text:p text:style-name="P5"><text:span text:style-name="T11"><text:s text:c="4"/></text:span><text:span text:style-name="T6">case</text:span><text:span text:style-name="T11"> </text:span><text:span text:style-name="T13">LSL</text:span><text:span text:style-name="T11">:</text:span></text:p>
      <text:p text:style-name="P5"><text:span text:style-name="T11"><text:s text:c="8"/>result = dubins_LSL(in, out);</text:span></text:p>
      <text:p text:style-name="P5"><text:span text:style-name="T11"><text:s text:c="8"/></text:span><text:span text:style-name="T6">break</text:span><text:span text:style-name="T11">;</text:span></text:p>
      <text:p text:style-name="P5"><text:span text:style-name="T11"><text:s text:c="4"/></text:span><text:span text:style-name="T6">case</text:span><text:span text:style-name="T11"> </text:span><text:span text:style-name="T13">RSL</text:span><text:span text:style-name="T11">:</text:span></text:p>
      <text:p text:style-name="P5"><text:span text:style-name="T11"><text:s text:c="8"/>result = dubins_RSL(in, out);</text:span></text:p>
      <text:p text:style-name="P5"><text:span text:style-name="T11"><text:s text:c="8"/></text:span><text:span text:style-name="T6">break</text:span><text:span text:style-name="T11">;</text:span></text:p>
      <text:p text:style-name="P5"><text:span text:style-name="T11"><text:s text:c="4"/></text:span><text:span text:style-name="T6">case</text:span><text:span text:style-name="T11"> </text:span><text:span text:style-name="T13">LSR</text:span><text:span text:style-name="T11">:</text:span></text:p>
      <text:p text:style-name="P5"><text:span text:style-name="T11"><text:s text:c="8"/>result = dubins_LSR(in, out);</text:span></text:p>
      <text:p text:style-name="P5"><text:span text:style-name="T11"><text:s text:c="8"/></text:span><text:span text:style-name="T6">break</text:span><text:span text:style-name="T11">;</text:span></text:p>
      <text:p text:style-name="P5"><text:span text:style-name="T11"><text:s text:c="4"/></text:span><text:span text:style-name="T6">case</text:span><text:span text:style-name="T11"> </text:span><text:span text:style-name="T13">RSR</text:span><text:span text:style-name="T11">:</text:span></text:p>
      <text:p text:style-name="P5"><text:span text:style-name="T11"><text:s text:c="8"/>result = dubins_RSR(in, out);</text:span></text:p>
      <text:p text:style-name="P5"><text:span text:style-name="T11"><text:s text:c="8"/></text:span><text:span text:style-name="T6">break</text:span><text:span text:style-name="T11">;</text:span></text:p>
      <text:p text:style-name="P5"><text:span text:style-name="T11"><text:s text:c="4"/></text:span><text:span text:style-name="T6">case</text:span><text:span text:style-name="T11"> </text:span><text:span text:style-name="T13">LRL</text:span><text:span text:style-name="T11">:</text:span></text:p>
      <text:p text:style-name="P5"><text:span text:style-name="T11"><text:s text:c="8"/>result = dubins_LRL(in, out);</text:span></text:p>
      <text:p text:style-name="P5"><text:span text:style-name="T11"><text:s text:c="8"/></text:span><text:span text:style-name="T6">break</text:span><text:span text:style-name="T11">;</text:span></text:p>
      <text:p text:style-name="P5"><text:span text:style-name="T11"><text:s text:c="4"/></text:span><text:span text:style-name="T6">case</text:span><text:span text:style-name="T11"> </text:span><text:span text:style-name="T13">RLR</text:span><text:span text:style-name="T11">:</text:span></text:p>
      <text:p text:style-name="P5"><text:span text:style-name="T11"><text:s text:c="8"/>result = dubins_RLR(in, out);</text:span></text:p>
      <text:p text:style-name="P5"><text:span text:style-name="T11"><text:s text:c="8"/></text:span><text:span text:style-name="T6">break</text:span><text:span text:style-name="T11">;</text:span></text:p>
      <text:p text:style-name="P5"><text:span text:style-name="T11"><text:s text:c="4"/></text:span><text:span text:style-name="T6">default</text:span><text:span text:style-name="T11">:</text:span></text:p>
      <text:p text:style-name="P5"><text:span text:style-name="T11"><text:s text:c="8"/>result = </text:span><text:span text:style-name="T13">EDUBNOPATH</text:span><text:span text:style-name="T11">;</text:span></text:p>
      <text:p text:style-name="P5"><text:span text:style-name="T11"><text:s text:c="4"/>}</text:span></text:p>
      <text:p text:style-name="P5"><text:span text:style-name="T11"><text:s text:c="4"/></text:span><text:span text:style-name="T6">return</text:span><text:span text:style-name="T11"> result;</text:span></text:p>
      <text:p text:style-name="P5"><text:span text:style-name="T11">}</text:span></text:p>
      <text:p text:style-name="P4"/>
      <text:p text:style-name="P5"><text:span text:style-name="T6">int</text:span><text:span text:style-name="T11"> </text:span><text:span text:style-name="T16">main</text:span><text:span text:style-name="T11">(</text:span><text:span text:style-name="T6">int</text:span><text:span text:style-name="T11"> argc, </text:span><text:span text:style-name="T6">char</text:span><text:span text:style-name="T11"> **argv) <text:s text:c="3"/></text:span><text:span text:style-name="T1">//노드 메인함수</text:span></text:p>
      <text:p text:style-name="P5"><text:span text:style-name="T11">{</text:span></text:p>
      <text:p text:style-name="P4"/>
      <text:p text:style-name="P5"><text:span text:style-name="T11"><text:tab/>ros::</text:span><text:span text:style-name="T13">init</text:span><text:span text:style-name="T11">(argc, argv, </text:span><text:span text:style-name="T19">"dubinspath_node"</text:span><text:span text:style-name="T11">); <text:s text:c="2"/></text:span><text:span text:style-name="T1">//노드명 초기화</text:span></text:p>
      <text:p text:style-name="P5"><text:span text:style-name="T13">ros::NodeHandle</text:span><text:span text:style-name="T11"> nh; <text:s text:c="31"/></text:span><text:span text:style-name="T1">//노드 핸들 선언</text:span></text:p>
      <text:p text:style-name="P5"><text:span text:style-name="T13">geometry_msgs::Pose</text:span><text:span text:style-name="T11"> pose;</text:span></text:p>
      <text:p text:style-name="P4"/>
      <text:p text:style-name="P4"/>
      <text:p text:style-name="P4"/>
      <text:p text:style-name="P5"><text:span text:style-name="T11">ros_dubinspath_sub_ptr = </text:span><text:span text:style-name="T6">new</text:span><text:span text:style-name="T11"> </text:span><text:span text:style-name="T13">ros::Subscriber</text:span><text:span text:style-name="T11">;</text:span></text:p>
      <text:p text:style-name="P5"><text:span text:style-name="T11">*ros_dubinspath_sub_ptr = nh.</text:span><text:span text:style-name="T13">subscribe</text:span><text:span text:style-name="T11">(</text:span><text:span text:style-name="T19">"dubinspath_pose"</text:span><text:span text:style-name="T11">, 100, msgCallback);</text:span></text:p>
      <text:p text:style-name="P5"><text:span text:style-name="T11">pose_pub_ptr = </text:span><text:span text:style-name="T6">new</text:span><text:span text:style-name="T11"> </text:span><text:span text:style-name="T13">ros::Publisher</text:span><text:span text:style-name="T11">;</text:span></text:p>
      <text:p text:style-name="P5"><text:span text:style-name="T11">*pose_pub_ptr = nh.</text:span><text:span text:style-name="T13">advertise</text:span><text:span text:style-name="T11">&lt;</text:span><text:span text:style-name="T13">geometry_msgs::Pose</text:span><text:span text:style-name="T11">&gt;(</text:span><text:span text:style-name="T19">"dubinspath_output"</text:span><text:span text:style-name="T11">, 100);</text:span></text:p>
      <text:p text:style-name="P4"/>
      <text:p text:style-name="P5"><text:soft-page-break/><text:span text:style-name="T11">ros::</text:span><text:span text:style-name="T13">spin</text:span><text:span text:style-name="T11">();</text:span></text:p>
      <text:p text:style-name="P4"/>
      <text:p text:style-name="P4"/>
      <text:p text:style-name="P5"><text:span text:style-name="T6">return</text:span><text:span text:style-name="T11"> 0;</text:span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5:41:54.150149558</meta:creation-date>
    <dc:date>2019-01-16T17:48:59.369811490</dc:date>
    <meta:editing-duration>PT1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0" meta:paragraph-count="407" meta:word-count="1575" meta:character-count="11526" meta:non-whitespace-character-count="8557"/>
  </office:meta>
</office:document-meta>
</file>